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2.215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2.817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5.32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4.32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4.741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793cm" fo:min-width="0cm"/>
      <style:paragraph-properties style:writing-mode="lr-tb"/>
    </style:style>
    <style:style style:name="gr8" style:family="graphic" style:parent-style-name="standard">
      <style:graphic-properties draw:stroke="none" draw:fill="none" fo:min-height="1.898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style>
    <style:style style:name="P3" style:family="paragraph">
      <loext:graphic-properties draw:fill="none" draw:fill-color="#ffffff"/>
      <style:paragraph-properties fo:text-align="justify" style:writing-mode="lr-tb"/>
      <style:text-properties style:font-name="Arial" fo:font-size="9pt" style:font-size-asian="9pt" style:font-size-complex="9pt"/>
    </style:style>
    <style:style style:name="P4"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5" style:family="paragraph">
      <style:paragraph-properties fo:text-align="start"/>
    </style:style>
    <style:style style:name="P6" style:family="paragraph">
      <loext:graphic-properties draw:fill="none" draw:fill-color="#ffffff"/>
      <style:paragraph-properties fo:text-align="start" style:writing-mode="lr-tb"/>
      <style:text-properties style:font-name="Arial" fo:font-size="12pt" style:font-size-asian="12pt" style:font-size-complex="12pt"/>
    </style:style>
    <style:style style:name="P7" style:family="paragraph">
      <loext:graphic-properties draw:fill="none"/>
      <style:paragraph-properties style:writing-mode="lr-tb"/>
      <style:text-properties fo:font-size="10pt" style:font-size-asian="10pt" style:font-size-complex="10pt"/>
    </style:style>
    <style:style style:name="P8" style:family="paragraph">
      <loext:graphic-properties draw:fill="none" draw:fill-color="#ffffff"/>
      <style:paragraph-properties fo:text-align="start" style:writing-mode="lr-tb"/>
      <style:text-properties style:font-name="Arial" fo:font-size="10pt" style:font-size-asian="10pt" style:font-size-complex="10pt"/>
    </style:style>
    <style:style style:name="T1" style:family="text">
      <style:text-properties style:font-name="Arial" fo:font-size="9pt" style:font-size-asian="9pt" style:font-size-complex="9pt"/>
    </style:style>
    <style:style style:name="T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name="Arial" fo:font-size="12pt" style:font-size-asian="12pt" style:font-size-complex="12pt"/>
    </style:style>
    <style:style style:name="T6"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4.85cm" svg:x2="21cm" svg:y2="14.85cm">
          <text:p/>
        </draw:line>
        <draw:line draw:style-name="gr1" draw:text-style-name="P1" draw:layer="layout" svg:x1="10.5cm" svg:y1="0cm" svg:x2="10.5cm" svg:y2="14.875cm">
          <text:p/>
        </draw:line>
        <draw:frame draw:style-name="gr2" draw:text-style-name="P3" draw:layer="layout" svg:width="8.625cm" svg:height="12.465cm" svg:x="1cm" svg:y="1.5cm">
          <draw:text-box>
            <text:p text:style-name="P2"><text:span text:style-name="T1">Gremetith était un géant exilé venant d’une chaîne de montagnes de la Terre Sans Fin. Il était convaincu que les dieux étaient des imposteurs </text:span><text:span text:style-name="T1">qui ne tirent leur puissance que de la peur et la crédulité des mortels. Son dessein était de mettre les dieux un à un à genoux, afin d'ouvrir les </text:span><text:span text:style-name="T1">yeux des mortels et de rétablir le juste équilibre des choses. C'était un géant très puissant qui maniait aussi bien la sorcellerie que le marteau </text:span><text:span text:style-name="T1">de guerre, et il mit bon nombre de dieux à terre, jusqu'au jour où il vainquit Schein, le dieu de la connexion, et détruisit son temple. Schein était </text:span><text:span text:style-name="T1">mal-aimé parmi les dieux, et ce combat était en réalité un piège tendu par Olonock le dieu de l'intégrité, et Animar le dieu de l'âme. Sacrifiant </text:span><text:span text:style-name="T1">leur confrère, les deux dieux attendirent la fin du combat pour neutraliser le puissant Gremetith, et enfermèrent son âme dans un rocher avant </text:span><text:span text:style-name="T1">de détruire son corps.</text:span></text:p>
            <text:p text:style-name="P2"><text:span text:style-name="T1">Gremetith resta de nombreuses années prisonnier de ce roc, avant de pouvoir le plier à sa volonté et en faire son nouveau corps. Il n'était plus </text:span><text:span text:style-name="T1">le grand Gremetith craint par les dieux, mais sa détermination n'était que renforcée. Il jura alors de tuer tous les dieux de la Terre Sans Fin sans </text:span><text:span text:style-name="T1">exception. Il espérait également trouver une enveloppe corporelle moins limitée, mais n’avait que peu d’espoir en ce sens. Au cours de sa </text:span><text:span text:style-name="T1">quête il rencontra Hurwuti, l'araignée masquée, qui entretenait également une haîne profonde envers les dieux. Ils se lièrent d'amitié et </text:span><text:span text:style-name="T1">pourfendirent ensemble de nombreuses divinités.</text:span></text:p>
            <text:p text:style-name="P2"><text:span text:style-name="T1">Un jour qu'ils chassaient encore un autre dieu dans une mine, le sol trembla soudain et les murs s'effondrèrent autour d'eux, les laissant </text:span><text:span text:style-name="T1">prisonniers.</text:span></text:p>
          </draw:text-box>
        </draw:frame>
        <draw:frame draw:style-name="gr3" draw:text-style-name="P3" draw:layer="layout" svg:width="8.875cm" svg:height="13.067cm" svg:x="11.125cm" svg:y="1.5cm">
          <draw:text-box>
            <text:p text:style-name="P2"><text:span text:style-name="T2">Hurwuti est une grande araignée au corps d’un noir </text:span><text:span text:style-name="T2">absolu. Elle fut élevée par son père Hur, le plus petit </text:span><text:span text:style-name="T2">et humble des dieux, dans une contrée reculée de la </text:span><text:span text:style-name="T2">Terre Sans Fin. Hur vivait simplement, tel un mortel, </text:span><text:span text:style-name="T2">dans une petite bicoque de bois. Il était le dieu des </text:span><text:span text:style-name="T2">mystères et des secrets, et il ne divulgait jamais </text:span><text:span text:style-name="T2">d'information lorsque cela n'était pas nécessaire. </text:span><text:span text:style-name="T2">Ainsi, il ne révéla jamais à </text:span><text:span text:style-name="T1">Hurwuti l'identité exacte </text:span><text:span text:style-name="T1">de sa mère, si ce n'est que comme lui elle était </text:span><text:span text:style-name="T1">également une déesse, et qu’elle lui ressemblait </text:span><text:span text:style-name="T1">beaucoup. Hur pensait que sa fille était faible </text:span><text:span text:style-name="T1">comme lui, et il l'avait enfermée dans sa cabane </text:span><text:span text:style-name="T1">depuis sa naissance pour la protéger. Quand </text:span><text:span text:style-name="T1">Hurwuti découvrit qu'il existait un monde extérieur </text:span><text:span text:style-name="T1">que son père lui dissimulait, elle devint folle de rage, </text:span><text:span text:style-name="T1">tua Hur et le dévora sous l'effet de la colère. C'est à </text:span><text:span text:style-name="T1">ce moment que son visage se recouvrit d'un masque </text:span><text:span text:style-name="T1">blanc de honte, dernier vestige de l'existence du </text:span><text:span text:style-name="T1">dieu.</text:span></text:p>
            <text:p text:style-name="P2"><text:span text:style-name="T1">La haîne de l'araignée envers son père n'était </text:span><text:span text:style-name="T1">pourtant pas apaisée, et s’était même généralisée à </text:span><text:span text:style-name="T1">tous les dieux. Qui sont-ils pour prétendre pouvoir </text:span><text:span text:style-name="T1">contrôler la vie d'autrui ? Depuis ce jour Hurwuti </text:span><text:span text:style-name="T1">parcourut la Terre Sans Fin à la recherche de dieux </text:span><text:span text:style-name="T1">à tuer. Parmi eux elle cherchait notamment sa propre </text:span><text:span text:style-name="T1">mère. En effet ses sentiments envers elle étaient </text:span><text:span text:style-name="T1">mitigés : d'un côté elle aimerait avoir une figure </text:span><text:span text:style-name="T1">maternelle à qui se confier, et d'un autre côté elle lui </text:span><text:span text:style-name="T1">en voulait terriblement pour l'avoir abandonnée à sa </text:span><text:span text:style-name="T1">naissance. Au cours de sa quête elle rencontra </text:span><text:span text:style-name="T1">Gremetith, le mystérieux golem de pierre, qui </text:span><text:span text:style-name="T1">entretenait également une haîne profonde envers </text:span><text:span text:style-name="T1">les dieux. Ils se lièrent d'amitié et pourfendirent </text:span><text:span text:style-name="T1">ensemble de nombreuses divinités. Elle ne lui </text:span><text:span text:style-name="T1">avoua cependant jamais sa propre origine divine, de </text:span><text:span text:style-name="T1">peur qu'il s'en prenne également à elle.</text:span></text:p>
            <text:p text:style-name="P2"><text:span text:style-name="T1">Un jour qu'ils chassaient encore un autre dieu dans </text:span><text:span text:style-name="T1">une mine, le sol trembla soudain et les murs </text:span><text:span text:style-name="T1">s'effondrèrent autour d'eux, les laissant prisonniers.</text:span></text:p>
          </draw:text-box>
        </draw:frame>
        <draw:frame draw:style-name="gr4" draw:text-style-name="P4" draw:layer="layout" svg:width="5.823cm" svg:height="0.806cm" svg:x="2.25cm" svg:y="0.7cm">
          <draw:text-box>
            <text:p><text:span text:style-name="T3">Gremetith</text:span><text:span text:style-name="T4">, le prisonnier</text:span></text:p>
          </draw:text-box>
        </draw:frame>
        <draw:frame draw:style-name="gr5" draw:text-style-name="P4" draw:layer="layout" svg:width="4.829cm" svg:height="0.806cm" svg:x="13.202cm" svg:y="0.7cm">
          <draw:text-box>
            <text:p><text:span text:style-name="T3">Hurwuti</text:span><text:span text:style-name="T4">, la bâtarde</text:span></text:p>
          </draw:text-box>
        </draw:frame>
        <draw:line draw:style-name="gr1" draw:text-style-name="P1" draw:layer="layout" svg:x1="0cm" svg:y1="18.2cm" svg:x2="21cm" svg:y2="18.2cm">
          <text:p/>
        </draw:line>
        <draw:line draw:style-name="gr1" draw:text-style-name="P1" draw:layer="layout" svg:x1="0cm" svg:y1="23.9cm" svg:x2="21cm" svg:y2="23.9cm">
          <text:p/>
        </draw:line>
        <draw:frame draw:style-name="gr6" draw:text-style-name="P6" draw:layer="layout" svg:width="8.625cm" svg:height="4.991cm" svg:x="0.901cm" svg:y="19.59cm">
          <draw:text-box>
            <text:list text:style-name="L1">
              <text:list-item>
                <text:p text:style-name="P5"><text:span text:style-name="T5">AAAAAAAAAAAAAAAAAAAAAAAAAAAAAAAAAAAAAAAAAAAAAAAAAAAAAAAAAAAAAAAAAAAAAAAAAAAAAAAAAAAAAAAAAAAAAAAAAAAAAAAAAAAAAAAAAAAAAAAAAAAAAAAAAAAAAAAAAAAAAAAAAAAAAAAAAAAAAAAAAAAAAAAAAAAAAAAAAAAAAAAAAAAAAAAAAAAAAAAAAAAAAAAAAAAAAAAAAAAAAAAAAAAAAAAAAA</text:span></text:p>
              </text:list-item>
            </text:list>
          </draw:text-box>
        </draw:frame>
        <draw:frame draw:style-name="gr7" draw:text-style-name="P6" draw:layer="layout" svg:width="8.849cm" svg:height="4.043cm" svg:x="10.901cm" svg:y="19.601cm">
          <draw:text-box>
            <text:list text:style-name="L1">
              <text:list-item>
                <text:p text:style-name="P5"><text:span text:style-name="T5">Karvel connaît les voies du Sel</text:span></text:p>
              </text:list-item>
              <text:list-item>
                <text:p text:style-name="P5"><text:span text:style-name="T5">Consommer du Sel rend Karvel plus fort.</text:span></text:p>
              </text:list-item>
              <text:list-item>
                <text:p text:style-name="P5"><text:span text:style-name="T5">Karvel possède le réceptacle du Sel, un artefact supposé indiquer le chemin vers l’objet des désirs de quiconque lui offre assez de cristaux de Sel différents</text:span></text:p>
              </text:list-item>
            </text:list>
          </draw:text-box>
        </draw:frame>
        <draw:line draw:style-name="gr1" draw:text-style-name="P1" draw:layer="layout" svg:x1="10.5cm" svg:y1="18.25cm" svg:x2="10.5cm" svg:y2="29.7cm">
          <text:p/>
        </draw:line>
        <draw:frame draw:style-name="gr8" draw:text-style-name="P7" draw:layer="layout" svg:width="18.839cm" svg:height="2.148cm" svg:x="0.911cm" svg:y="15.636cm">
          <draw:text-box>
            <text:p><text:span text:style-name="T6">Cet homme était autrefois Orcanna, le meneur d'une grande caravane marchande de la Terre Sans Fin. Un jour, en ouvrant la porte de sa tente il tomba sur un long couloir, dans lequel il s'engouffra. Il progressa quelques instants dans la galerie avant de s'égarer. Il se retrouva seul dans le noir pendant quelques instants, avant d'entendre une étrange chanson, puis il sentit une forte douleur et soudainement plus rien.</text:span></text:p>
          </draw:text-box>
        </draw:frame>
        <draw:frame draw:style-name="gr7" draw:text-style-name="P8" draw:layer="layout" svg:width="8.473cm" svg:height="4.043cm" svg:x="10.902cm" svg:y="24.602cm">
          <draw:text-box>
            <text:list text:style-name="L1">
              <text:list-item>
                <text:p text:style-name="P5"><text:span text:style-name="T6">Anacron-Bot réduit de 1 les dégâts physiques qu’il subit.</text:span></text:p>
              </text:list-item>
              <text:list-item>
                <text:p text:style-name="P5"><text:span text:style-name="T6">Anacron-Bot augmente de 1 les dégâts électriques qu’il subit.</text:span></text:p>
              </text:list-item>
              <text:list-item>
                <text:p text:style-name="P5"><text:span text:style-name="T6">Les coups de poing d’Anacron-Bot infligent [physique 1 + électrique 1] distance.</text:span></text:p>
              </text:list-item>
              <text:list-item>
                <text:p text:style-name="P5"><text:span text:style-name="T6">Anacron-Bot peut passer son tour pour supprimer 1 blessure de sa main/défausse.</text:span></text:p>
              </text:list-item>
              <text:list-item>
                <text:p text:style-name="P5"><text:span text:style-name="T6">Anacron-Bot a la classe.</text:span></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0T20:58:38.045000000</meta:creation-date>
    <meta:generator>LibreOffice/7.3.7.2$Linux_X86_64 LibreOffice_project/30$Build-2</meta:generator>
    <dc:date>2023-07-01T08:51:09.338881538</dc:date>
    <meta:editing-duration>PT17H32S</meta:editing-duration>
    <meta:editing-cycles>19</meta:editing-cycles>
    <meta:document-statistic meta:object-count="13"/>
  </office:meta>
</office:document-meta>
</file>